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text-properties officeooo:rsid="000bec50" officeooo:paragraph-rsid="000bec50"/>
    </style:style>
    <style:style style:name="P2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P3" style:family="paragraph" style:parent-style-name="ESKD_20_Title_20_Text_20_Big">
      <style:text-properties officeooo:rsid="001380f9" officeooo:paragraph-rsid="001380f9"/>
    </style:style>
    <style:style style:name="P4" style:family="paragraph" style:parent-style-name="ESKD_20_Title_20_Text_20_Medium">
      <style:text-properties officeooo:rsid="001380f9" officeooo:paragraph-rsid="001380f9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Титульник">
      <style:text-properties officeooo:rsid="00209cfe" officeooo:paragraph-rsid="00209cfe"/>
    </style:style>
    <style:style style:name="P8" style:family="paragraph" style:parent-style-name="Титульник_20_Заглавие">
      <style:text-properties officeooo:rsid="00209cfe" officeooo:paragraph-rsid="00209cfe"/>
    </style:style>
    <style:style style:name="P9" style:family="paragraph" style:parent-style-name="Титульник">
      <style:text-properties officeooo:rsid="0021c0d8" officeooo:paragraph-rsid="0021c0d8"/>
    </style:style>
    <style:style style:name="P10" style:family="paragraph" style:parent-style-name="Text_20_body">
      <style:text-properties officeooo:paragraph-rsid="0034ffed"/>
    </style:style>
    <style:style style:name="P11" style:family="paragraph" style:parent-style-name="Text_20_body">
      <style:text-properties officeooo:rsid="003a3693" officeooo:paragraph-rsid="003c94ee"/>
    </style:style>
    <style:style style:name="P12" style:family="paragraph" style:parent-style-name="Text_20_body">
      <style:text-properties officeooo:rsid="003dfa12" officeooo:paragraph-rsid="003dfa12"/>
    </style:style>
    <style:style style:name="P13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962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461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5.961cm" style:type="right" style:leader-style="dotted" style:leader-text="."/>
        </style:tab-stops>
      </style:paragraph-properties>
    </style:style>
    <style:style style:name="P17" style:family="paragraph" style:parent-style-name="Text_20_body" style:list-style-name="Список_20_123"/>
    <style:style style:name="P18" style:family="paragraph" style:parent-style-name="Text_20_body">
      <style:text-properties officeooo:rsid="00485115" officeooo:paragraph-rsid="00485115"/>
    </style:style>
    <style:style style:name="P19" style:family="paragraph" style:parent-style-name="Text_20_body">
      <style:text-properties officeooo:paragraph-rsid="004a1422"/>
    </style:style>
    <style:style style:name="P20" style:family="paragraph" style:parent-style-name="Text_20_body">
      <style:text-properties officeooo:paragraph-rsid="004ef55c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4ef55c"/>
    </style:style>
    <style:style style:name="P22" style:family="paragraph" style:parent-style-name="Title">
      <style:paragraph-properties fo:break-before="page"/>
      <style:text-properties officeooo:rsid="0030a4a0" officeooo:paragraph-rsid="0030a4a0"/>
    </style:style>
    <style:style style:name="P23" style:family="paragraph" style:parent-style-name="Title">
      <style:paragraph-properties fo:break-before="page"/>
      <style:text-properties officeooo:rsid="004d47c4" officeooo:paragraph-rsid="004d47c4"/>
    </style:style>
    <style:style style:name="P24" style:family="paragraph" style:parent-style-name="Title" style:master-page-name="ESKDFirst">
      <style:paragraph-properties style:page-number="auto" fo:break-before="page"/>
      <style:text-properties officeooo:rsid="004ef55c" officeooo:paragraph-rsid="004ef55c"/>
    </style:style>
    <style:style style:name="P25" style:family="paragraph" style:parent-style-name="Титульник">
      <style:text-properties officeooo:paragraph-rsid="0021c0d8"/>
    </style:style>
    <style:style style:name="T1" style:family="text">
      <style:text-properties officeooo:rsid="001b7c8c"/>
    </style:style>
    <style:style style:name="T2" style:family="text">
      <style:text-properties fo:font-weight="bold" officeooo:rsid="0021c0d8" style:font-weight-asian="bold" style:font-weight-complex="bold"/>
    </style:style>
    <style:style style:name="T3" style:family="text">
      <style:text-properties fo:font-weight="normal" officeooo:rsid="0021c0d8" style:font-weight-asian="normal" style:font-weight-complex="normal"/>
    </style:style>
    <style:style style:name="T4" style:family="text">
      <style:text-properties officeooo:rsid="00318b56"/>
    </style:style>
    <style:style style:name="T5" style:family="text">
      <style:text-properties officeooo:rsid="0033355d"/>
    </style:style>
    <style:style style:name="T6" style:family="text">
      <style:text-properties officeooo:rsid="0034ffed"/>
    </style:style>
    <style:style style:name="T7" style:family="text">
      <style:text-properties officeooo:rsid="0036c78a"/>
    </style:style>
    <style:style style:name="T8" style:family="text">
      <style:text-properties officeooo:rsid="0037e5d9"/>
    </style:style>
    <style:style style:name="T9" style:family="text">
      <style:text-properties officeooo:rsid="0038bbf6"/>
    </style:style>
    <style:style style:name="T10" style:family="text">
      <style:text-properties officeooo:rsid="0021c0d8"/>
    </style:style>
    <style:style style:name="T11" style:family="text">
      <style:text-properties officeooo:rsid="003c94ee"/>
    </style:style>
    <style:style style:name="T12" style:family="text">
      <style:text-properties officeooo:rsid="004247d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ДатаПроверил"/>
        <text:variable-decl office:value-type="string" text:name="ДатаРазработки"/>
        <text:variable-decl office:value-type="string" text:name="Орагниз"/>
        <text:variable-decl office:value-type="string" text:name="Автор"/>
        <text:variable-decl office:value-type="string" text:name="НомДок"/>
        <text:variable-decl office:value-type="string" text:name="Проверил"/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Титульник_20_Заглавие">ОГАПОУ УЛЬЯНОВСКИЙ АВИАЦИОННЫЙ КОЛЛЕДЖ — МЦК</text:p>
      <text:p text:style-name="Титульник">Специальность 09.02.07 Информационные системы и программирование</text:p>
      <text:p text:style-name="Титульник">Дисциплина МДК 01.01 Разработка программных модулей</text:p>
      <text:p text:style-name="Титульник"/>
      <text:p text:style-name="Титульник"/>
      <text:p text:style-name="Титульник"/>
      <text:p text:style-name="P8">ПОЯСНИТЕЛЬНАЯ ЗАПИСКА</text:p>
      <text:p text:style-name="P7">к курсовому проекту на тему «<text:variable-input text:name="Тема" text:description="Тема" office:value-type="string">Разработка программного модуля тестирования студентов</text:variable-input>»</text:p>
      <text:p text:style-name="P9">Автор работы ____________________________ / <text:variable-input text:name="Автор" text:description="Автор" office:value-type="string">Люцко Г.А.</text:variable-input><text:s/>/</text:p>
      <text:p text:style-name="P9"/>
      <text:p text:style-name="P9"/>
      <text:p text:style-name="Титульник"><text:span text:style-name="T10">Обозначение </text:span>курсового<text:span text:style-name="T10"> проекта </text:span><text:span text:style-name="T10"><text:variable-input text:name="НомДок" text:description="Номер документа" office:value-type="string">КП22.09.02.07.19.12.0001 ПЗ</text:variable-input></text:span></text:p>
      <text:p text:style-name="P9">Группа 19ис-1</text:p>
      <text:p text:style-name="P9">ПРОЕКТ ЗАЩИЩЕН ___________ __________</text:p>
      <text:p text:style-name="P25"><text:span text:style-name="T2">РУКОВОДИТЕЛЬ ПРОЕКТА </text:span><text:span text:style-name="T3">_____________________ / </text:span><text:span text:style-name="T3"><text:variable-input text:name="Проверил" text:description="Проверил" office:value-type="string">Кякшта М.А.</text:variable-input></text:span><text:span text:style-name="T3"><text:s/>/</text:span></text:p>
      <text:p text:style-name="P25"><text:span text:style-name="T3"/></text:p>
      <text:p text:style-name="P25"><text:span text:style-name="T3"/></text:p>
      <text:p text:style-name="P25"><text:soft-page-break/><text:span text:style-name="T3"/></text:p>
      <text:h text:style-name="P24" text:outline-level="1"><text:bookmark-start text:name="__RefHeading___Toc3965_2948082591"/>СОДЕРЖАНИЕ<text:bookmark-end text:name="__RefHeading___Toc3965_2948082591"/></text:h>
      <text:table-of-content text:style-name="Sect1" text:protected="true" text:name="Оглавление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</text:table-of-content-source>
        <text:index-body>
          <text:p text:style-name="P13"><text:a xlink:type="simple" xlink:href="#__RefHeading___Toc3965_2948082591" text:style-name="Index_20_Link" text:visited-style-name="Index_20_Link">СОДЕРЖАНИЕ<text:tab/>3</text:a></text:p>
          <text:p text:style-name="P13"><text:a xlink:type="simple" xlink:href="#__RefHeading___Toc3859_2948082591" text:style-name="Index_20_Link" text:visited-style-name="Index_20_Link">ВВЕДЕНИЕ<text:tab/>4</text:a></text:p>
          <text:p text:style-name="P13"><text:a xlink:type="simple" xlink:href="#__RefHeading___Toc3861_2948082591" text:style-name="Index_20_Link" text:visited-style-name="Index_20_Link">СПЕЦИАЛЬНАЯ ЧАСТЬ<text:tab/>5</text:a></text:p>
          <text:p text:style-name="P14"><text:a xlink:type="simple" xlink:href="#__RefHeading___Toc4474_2948082591" text:style-name="Index_20_Link" text:visited-style-name="Index_20_Link">Техническое задание<text:tab/>5</text:a></text:p>
          <text:p text:style-name="P15"><text:a xlink:type="simple" xlink:href="#__RefHeading___Toc4181_2948082591" text:style-name="Index_20_Link" text:visited-style-name="Index_20_Link">Общие сведения<text:tab/>5</text:a></text:p>
          <text:p text:style-name="P16"><text:a xlink:type="simple" xlink:href="#__RefHeading___Toc5363_2948082591" text:style-name="Index_20_Link" text:visited-style-name="Index_20_Link">Наименование системы<text:tab/>5</text:a></text:p>
        </text:index-body>
      </text:table-of-content>
      <text:p text:style-name="P21"/>
      <text:h text:style-name="P22" text:outline-level="1"><text:bookmark-start text:name="__RefHeading___Toc3859_2948082591"/>ВВЕДЕНИЕ<text:bookmark-end text:name="__RefHeading___Toc3859_2948082591"/></text:h>
      <text:p text:style-name="P10"><text:span text:style-name="T4">Данная работа повещена иссле</text:span><text:span text:style-name="T5">д</text:span><text:span text:style-name="T4">ованию в области </text:span><text:span text:style-name="T5">автоматизации учета и проверки успеваемости студентов учебного заведения.</text:span></text:p>
      <text:p text:style-name="P19"><text:span text:style-name="T5">Актуальность темы заключается в том, что в настоящее время </text:span><text:span text:style-name="T6">автоматизированные системы нашли широкое применение во многих организа</text:span><text:span text:style-name="T7">циях,</text:span><text:span text:style-name="T6"> в том числе и в </text:span><text:span text:style-name="T7">сфере</text:span><text:span text:style-name="T6"> учебной деятельности. Создание подобных систем позволяет упростить обработку данных и ускорить поиск информации.</text:span></text:p>
      <text:p text:style-name="P19"><text:span text:style-name="T7">Уже сейчас во многих учебных организациях </text:span><text:span text:style-name="T8">вводятся</text:span><text:span text:style-name="T7"> различные платформы для проверки знаний учеников/студентов. </text:span><text:span text:style-name="T8">Пользоваться такими системами проще как и преподавателем, так и обучающимся. Преподавателям не нужно печатать задания на бумаге, а часть работ учащихся проверяется в автоматическом режиме. В тоже время обучающиеся могут сразу узнать свои ошибк</text:span><text:span text:style-name="T9">и и результат.</text:span></text:p>
      <text:p text:style-name="P11">Целью данного курсового проекта является создание программного модуля для автоматизированного тестирования студентов с возможностями добавления и созданию тестов, <text:span text:style-name="T11">их прохождения студентами и</text:span> <text:span text:style-name="T11">хранения результатов тестирования.</text:span></text:p>
      <text:p text:style-name="P12">Для осуществления обозначенной цели необходимо решить следующие задачи:</text:p>
      <text:list xml:id="list1213546031" text:style-name="Список_20_123">
        <text:list-item>
          <text:p text:style-name="P17">Изучение сторонних сайтов и платформ с похожими возможностями;</text:p>
        </text:list-item>
        <text:list-item>
          <text:p text:style-name="P17">Формулировка основных понятий, касающихся темы изыскания;</text:p>
        </text:list-item>
        <text:list-item>
          <text:p text:style-name="P17">Определить требования к системе;</text:p>
        </text:list-item>
        <text:list-item>
          <text:p text:style-name="P17">Осуществить проектирование базы данных;</text:p>
        </text:list-item>
        <text:list-item>
          <text:p text:style-name="P17">Создать <text:span text:style-name="T12">Desktop-</text:span>приложение к базе данных;</text:p>
        </text:list-item>
        <text:list-item>
          <text:p text:style-name="P17">Разработать руководство пользователя;</text:p>
        </text:list-item>
      </text:list>
      <text:p text:style-name="P18">Объект исследования — тестирование знаний студентов.</text:p>
      <text:p text:style-name="P18">Предмет исследования — программный модуль для автоматизации тестирования студентов.</text:p>
      <text:h text:style-name="P23" text:outline-level="1"><text:bookmark-start text:name="__RefHeading___Toc3861_2948082591"/>СПЕЦИАЛЬНАЯ ЧАСТЬ<text:bookmark-end text:name="__RefHeading___Toc3861_2948082591"/></text:h>
      <text:p text:style-name="Heading_20_1"><text:bookmark-start text:name="__RefHeading___Toc4474_2948082591"/>Техническое задание<text:bookmark-end text:name="__RefHeading___Toc4474_2948082591"/></text:p>
      <text:h text:style-name="Heading_20_2" text:outline-level="2"><text:bookmark-start text:name="__RefHeading___Toc4181_2948082591"/>Общие сведения<text:bookmark-end text:name="__RefHeading___Toc4181_2948082591"/></text:h>
      <text:h text:style-name="Heading_20_3" text:outline-level="3"><text:bookmark-start text:name="__RefHeading___Toc5363_2948082591"/>Наименование системы<text:bookmark-end text:name="__RefHeading___Toc5363_2948082591"/></text:h>
      <text:p text:style-name="Text_20_body"><text:bookmark-start text:name="__RefHeading___Toc5274_2948082591"/>Программный модуль для тестирования системы.<text:bookmark-end text:name="__RefHeading___Toc5274_294808259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vertical-align="auto" style:writing-mode="lr-tb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letter-kerning="false"/>
    </style:style>
    <style:style style:name="Heading" style:family="paragraph" style:parent-style-name="Standard" style:next-style-name="Text_20_body" style:class="text" style:master-page-name="">
      <style:paragraph-properties style:page-number="auto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  <style:drop-cap/>
      </style:paragraph-properties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SKDT_20_Title_20_Text" style:display-name="ESKDT Title Text" style:family="paragraph" style:parent-style-name="Standard" style:master-page-name="">
      <style:paragraph-properties style:page-number="auto">
        <style:tab-stops/>
      </style:paragraph-properties>
      <style:text-properties fo:font-size="7pt" fo:font-style="italic"/>
    </style:style>
    <style:style style:name="ESKD_20_Title_20_Text_20_Big" style:display-name="ESKD Title Text Big" style:family="paragraph" style:parent-style-name="ESKD_20_Title_20_Text_20_Center">
      <style:text-properties fo:font-size="18pt"/>
    </style:style>
    <style:style style:name="ESKD_20_Title_20_Text_20_Medium" style:display-name="ESKD Title Text Medium" style:family="paragraph" style:parent-style-name="ESKD_20_Title_20_Text_20_Center"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default-outline-level="1" style:class="chapter" style:master-page-name="">
      <style:paragraph-properties fo:line-height="200%" fo:text-align="center" style:justify-single-word="false" style:page-number="auto">
        <style:tab-stops/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Титульник" style:family="paragraph" style:parent-style-name="Standard">
      <style:paragraph-properties fo:margin-left="1.27cm" fo:margin-right="0cm" fo:margin-top="0cm" fo:margin-bottom="0.7cm" style:contextual-spacing="false" fo:line-height="150%" fo:text-indent="0cm" style:auto-text-indent="false"/>
    </style:style>
    <style:style style:name="Титульник_20_Заглавие" style:display-name="Титульник Заглавие" style:family="paragraph" style:parent-style-name="Титульник" style:next-style-name="Титульник">
      <style:paragraph-properties fo:margin-left="0cm" fo:margin-right="0cm" fo:margin-top="0cm" fo:margin-bottom="0.801cm" style:contextual-spacing="false" fo:text-align="center" style:justify-single-word="false" fo:text-indent="0cm" style:auto-text-indent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ESKD_20_Title_20_Text_20_Center" style:display-name="ESKD Title Text Center" style:family="paragraph" style:parent-style-name="ESKDT_20_Title_20_Text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Список_20_123" style:display-name="Список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ESKD_5f_Title.1" style:display-name="ESKD_Title.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2" style:display-name="ESKD_Title.2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3" style:display-name="ESKD_Title.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4" style:display-name="ESKD_Title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5" style:display-name="ESKD_Title.5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6" style:display-name="ESKD_Title.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7" style:display-name="ESKD_Title.7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8" style:display-name="ESKD_Title.8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9" style:display-name="ESKD_Title.9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0" style:display-name="ESKD_Title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1" style:display-name="ESKD_Title.1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2" style:display-name="ESKD_Title.1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3" style:display-name="ESKD_Title.1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4" style:display-name="ESKD_Title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5" style:display-name="ESKD_Title.15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6" style:display-name="ESKD_Title.1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SKD_Title" table:first-row-end-column="row" table:first-row-start-column="row" table:last-row-end-column="row" table:last-row-start-column="row">
      <table:first-row table:style-name="ESKD_5f_Title.1"/>
      <table:last-row table:style-name="ESKD_5f_Title.2"/>
      <table:first-column table:style-name="ESKD_5f_Title.3"/>
      <table:last-column table:style-name="ESKD_5f_Title.4"/>
      <table:body table:style-name="ESKD_5f_Title.9"/>
      <table:even-rows table:style-name="ESKD_5f_Title.5"/>
      <table:odd-rows table:style-name="ESKD_5f_Title.6"/>
      <table:even-columns table:style-name="ESKD_5f_Title.7"/>
      <table:odd-columns table:style-name="ESKD_5f_Title.8"/>
      <table:background table:style-name="ESKD_5f_Title.10"/>
      <loext:first-row-even-column table:style-name="ESKD_5f_Title.15"/>
      <loext:last-row-even-column table:style-name="ESKD_5f_Title.16"/>
      <loext:first-row-end-column table:style-name="ESKD_5f_Title.12"/>
      <loext:first-row-start-column table:style-name="ESKD_5f_Title.11"/>
      <loext:last-row-end-column table:style-name="ESKD_5f_Title.14"/>
      <loext:last-row-start-column table:style-name="ESKD_5f_Title.13"/>
    </table:table-template>
  </office:styles>
  <office:automatic-styles>
    <style:style style:name="MainTitle" style:family="table">
      <style:table-properties style:width="18.501cm" fo:margin-left="-0.52cm" fo:margin-right="-0.52cm" table:align="margins" style:may-break-between-rows="true" table:border-model="collapsing"/>
    </style:style>
    <style:style style:name="MainTitle.A" style:family="table-column">
      <style:table-column-properties style:column-width="0.699cm" style:rel-column-width="2474*"/>
    </style:style>
    <style:style style:name="MainTitle.B" style:family="table-column">
      <style:table-column-properties style:column-width="1cm" style:rel-column-width="3542*"/>
    </style:style>
    <style:style style:name="MainTitle.C" style:family="table-column">
      <style:table-column-properties style:column-width="2.3cm" style:rel-column-width="8147*"/>
    </style:style>
    <style:style style:name="MainTitle.D" style:family="table-column">
      <style:table-column-properties style:column-width="1.499cm" style:rel-column-width="5310*"/>
    </style:style>
    <style:style style:name="MainTitle.F" style:family="table-column">
      <style:table-column-properties style:column-width="7.001cm" style:rel-column-width="24798*"/>
    </style:style>
    <style:style style:name="MainTitle.G" style:family="table-column">
      <style:table-column-properties style:column-width="0.504cm" style:rel-column-width="1786*"/>
    </style:style>
    <style:style style:name="MainTitle.H" style:family="table-column">
      <style:table-column-properties style:column-width="0.499cm" style:rel-column-width="1768*"/>
    </style:style>
    <style:style style:name="MainTitle.I" style:family="table-column">
      <style:table-column-properties style:column-width="0.496cm" style:rel-column-width="1755*"/>
    </style:style>
    <style:style style:name="MainTitle.K" style:family="table-column">
      <style:table-column-properties style:column-width="2.006cm" style:rel-column-width="7103*"/>
    </style:style>
    <style:style style:name="MainTitle.1" style:family="table-row">
      <style:table-row-properties style:row-height="0.499cm" fo:keep-together="auto"/>
    </style:style>
    <style:style style:name="MainTitle.A1" style:family="table-cell">
      <style:table-cell-properties style:vertical-align="middle" fo:background-color="transparent" fo:padding="0.097cm" fo:border-left="none" fo:border-right="none" fo:border-top="0.6pt solid #000000" fo:border-bottom="0.6pt solid #000000" style:writing-mode="page">
        <style:background-image/>
      </style:table-cell-properties>
    </style:style>
    <style:style style:name="MainTitle.B1" style:family="table-cell">
      <style:table-cell-properties style:vertical-align="middle" fo:background-color="transparent" fo:padding="0.097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MainTitle.A2" style:family="table-cell">
      <style:table-cell-properties style:vertical-align="middle"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2" style:family="table-cell" style:data-style-name="N10000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2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B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H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6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9" style:family="table-row">
      <style:table-row-properties style:row-height="0.499cm"/>
    </style:style>
    <style:style style:name="MainTitle.A9" style:family="table-cell">
      <style:table-cell-properties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10" style:family="table-row">
      <style:table-row-properties style:row-height="0.028cm"/>
    </style:style>
    <style:style style:name="MainTitle.A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ainTitle.B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C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D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E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F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Таблица1" style:family="table">
      <style:table-properties style:width="18.498cm" table:align="center" style:may-break-between-rows="true" table:border-model="collapsing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499cm"/>
    </style:style>
    <style:style style:name="Таблица1.F" style:family="table-column">
      <style:table-column-properties style:column-width="11cm"/>
    </style:style>
    <style:style style:name="Таблица1.G" style:family="table-column">
      <style:table-column-properties style:column-width="1.002cm"/>
    </style:style>
    <style:style style:name="Таблица1.1" style:family="table-row">
      <style:table-row-properties style:row-height="0.499cm" fo:keep-together="auto"/>
    </style:style>
    <style:style style:name="Таблица1.A1" style:family="table-cell">
      <style:table-cell-properties style:vertical-align="middle" fo:background-color="transparent" fo:padding="0.049cm" fo:border-left="none" fo:border-right="none" fo:border-top="0.6pt solid #000000" fo:border-bottom="0.6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49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49cm" fo:border-left="0.6pt solid #000000" fo:border-right="none" fo:border-top="0.6pt solid #000000" fo:border-bottom="none" style:writing-mode="page">
        <style:background-image/>
      </style:table-cell-properties>
    </style:style>
    <style:style style:name="Таблица1.2" style:family="table-row">
      <style:table-row-properties style:row-height="0.25cm" fo:keep-together="auto"/>
    </style:style>
    <style:style style:name="Таблица1.A2" style:family="table-cell">
      <style:table-cell-properties style:vertical-align="middle"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3" style:family="table-row">
      <style:table-row-properties style:min-row-height="0.25cm" fo:keep-together="auto"/>
    </style:style>
    <style:style style:name="Таблица1.A3" style:family="table-cell">
      <style:table-cell-properties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4" style:family="table-row">
      <style:table-row-properties style:row-height="0.499cm"/>
    </style:style>
    <style:style style:name="Таблица1.A4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F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G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MP1" style:family="paragraph" style:parent-style-name="Footer">
      <style:text-properties officeooo:rsid="000bec50" officeooo:paragraph-rsid="000bec50"/>
    </style:style>
    <style:style style:name="MP2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MP3" style:family="paragraph" style:parent-style-name="ESKD_20_Title_20_Text_20_Big">
      <style:text-properties officeooo:rsid="001380f9" officeooo:paragraph-rsid="001380f9"/>
    </style:style>
    <style:style style:name="MP4" style:family="paragraph" style:parent-style-name="ESKD_20_Title_20_Text_20_Medium">
      <style:text-properties officeooo:rsid="001380f9" officeooo:paragraph-rsid="001380f9"/>
    </style:style>
    <style:style style:name="MP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T1" style:family="text">
      <style:text-properties officeooo:rsid="001b7c8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10000" number:language="ru" number:country="RU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ESKDFirst" style:page-layout-name="Mpm3" draw:style-name="Mdp1" style:next-style-name="ESKDNext">
      <style:footer>
        <text:variable-decls>
          <text:variable-decl office:value-type="string" text:name="ДатаПроверил"/>
          <text:variable-decl office:value-type="string" text:name="ДатаРазработки"/>
          <text:variable-decl office:value-type="string" text:name="Орагниз"/>
        </text:variable-decls>
        <table:table table:name="MainTitle" table:style-name="MainTitle" table:template-name="ESKD_Title">
          <table:table-column table:style-name="MainTitle.A"/>
          <table:table-column table:style-name="MainTitle.B"/>
          <table:table-column table:style-name="MainTitle.C"/>
          <table:table-column table:style-name="MainTitle.D"/>
          <table:table-column table:style-name="MainTitle.B"/>
          <table:table-column table:style-name="MainTitle.F"/>
          <table:table-column table:style-name="MainTitle.G"/>
          <table:table-column table:style-name="MainTitle.H"/>
          <table:table-column table:style-name="MainTitle.I"/>
          <table:table-column table:style-name="MainTitle.D"/>
          <table:table-column table:style-name="MainTitle.K"/>
          <table:table-row table:style-name="MainTitle.1">
            <table:table-cell table:style-name="MainTitle.A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table:number-rows-spanned="3" table:number-columns-spanned="6" office:value-type="string">
              <text:p text:style-name="MP3"><text:variable-get text:name="НомДок">КП22.09.02.07.19.12.0001 ПЗ</text:variable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_20_Title_20_Text_20_Center">Изм</text:p>
            </table:table-cell>
            <table:table-cell table:style-name="MainTitle.B3" office:value-type="string">
              <text:p text:style-name="ESKD_20_Title_20_Text_20_Center">Лист.</text:p>
            </table:table-cell>
            <table:table-cell table:style-name="MainTitle.C3" office:value-type="string">
              <text:p text:style-name="ESKD_20_Title_20_Text_20_Center">№ Докум.</text:p>
            </table:table-cell>
            <table:table-cell table:style-name="MainTitle.D3" office:value-type="string">
              <text:p text:style-name="ESKD_20_Title_20_Text_20_Center">Подп<text:span text:style-name="MT1">ись</text:span></text:p>
            </table:table-cell>
            <table:table-cell table:style-name="MainTitle.E3" office:value-type="string">
              <text:p text:style-name="ESKD_20_Title_20_Text_20_Center">Дата.</text:p>
            </table:table-cell>
            <table:covered-table-cell table:style-name="MainTitle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Разраб.</text:p>
            </table:table-cell>
            <table:covered-table-cell/>
            <table:table-cell table:style-name="MainTitle.C4" office:value-type="string">
              <text:p text:style-name="ESKDT_20_Title_20_Text"><text:variable-get text:name="Автор">Люцко Г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4" office:value-type="string">
              <text:p text:style-name="ESKDT_20_Title_20_Text"><text:variable-input text:name="ДатаРазработки" text:description="Дата разработки" office:value-type="string"/></text:p>
            </table:table-cell>
            <table:table-cell table:style-name="MainTitle.F4" table:number-rows-spanned="5" office:value-type="string">
              <text:p text:style-name="MP4"><text:variable-get text:name="Тема">Разработка программного модуля тестирования студентов</text:variable-get></text:p>
            </table:table-cell>
            <table:table-cell table:style-name="MainTitle.G4" table:number-columns-spanned="3" office:value-type="string">
              <text:p text:style-name="ESKD_20_Title_20_Text_20_Center">Лит.</text:p>
            </table:table-cell>
            <table:covered-table-cell/>
            <table:covered-table-cell/>
            <table:table-cell table:style-name="MainTitle.J4" office:value-type="string">
              <text:p text:style-name="ESKD_20_Title_20_Text_20_Center">Лист.</text:p>
            </table:table-cell>
            <table:table-cell table:style-name="MainTitle.K4" office:value-type="string">
              <text:p text:style-name="ESKD_20_Title_20_Text_20_Center">Листов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Пров.</text:p>
            </table:table-cell>
            <table:covered-table-cell/>
            <table:table-cell table:style-name="MainTitle.C5" office:value-type="string">
              <text:p text:style-name="ESKDT_20_Title_20_Text"><text:variable-get text:name="Проверил">Кякшта М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5" office:value-type="string">
              <text:p text:style-name="ESKDT_20_Title_20_Text"><text:variable-input text:name="ДатаПроверил" text:description="Дата проверки" office:value-type="string"/></text:p>
            </table:table-cell>
            <table:covered-table-cell table:style-name="MainTitle.B2"/>
            <table:table-cell table:style-name="MainTitle.B2">
              <text:p text:style-name="ESKD_20_Title_20_Text_20_Center"/>
            </table:table-cell>
            <table:table-cell table:style-name="MainTitle.H5" office:value-type="string">
              <text:p text:style-name="ESKD_20_Title_20_Text_20_Center">лл</text:p>
            </table:table-cell>
            <table:table-cell table:style-name="MainTitle.B2">
              <text:p text:style-name="ESKD_20_Title_20_Text_20_Center"/>
            </table:table-cell>
            <table:table-cell table:style-name="MainTitle.J5" office:value-type="string">
              <text:p text:style-name="ESKD_20_Title_20_Text_20_Center"><text:page-number text:select-page="current">3</text:page-number></text:p>
            </table:table-cell>
            <table:table-cell table:style-name="MainTitle.K5" office:value-type="string">
              <text:p text:style-name="ESKD_20_Title_20_Text_20_Center"><text:page-count>5</text:page-count>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/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table-cell table:style-name="MainTitle.G6" table:number-rows-spanned="3" table:number-columns-spanned="5" office:value-type="string">
              <text:p text:style-name="ESKD_20_Title_20_Text_20_Medium"><text:variable-input text:name="Орагниз" text:description="Организация" office:value-type="string">УАвиаК-МЦК
гр. 19ис-1</text:variable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Н.контп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Утв.</text:p>
            </table:table-cell>
            <table:covered-table-cell/>
            <table:table-cell table:style-name="MainTitle.C8" office:value-type="string">
              <text:p text:style-name="ESKDT_20_Title_20_Text"/>
            </table:table-cell>
            <table:table-cell table:style-name="MainTitle.D8" office:value-type="string">
              <text:p text:style-name="ESKDT_20_Title_20_Text"/>
            </table:table-cell>
            <table:table-cell table:style-name="MainTitle.E8" office:value-type="string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9">
            <table:table-cell table:style-name="MainTitle.A9" office:value-type="string">
              <text:p text:style-name="MP5"/>
            </table:table-cell>
            <table:table-cell table:style-name="MainTitle.B9" office:value-type="string">
              <text:p text:style-name="MP5"/>
            </table:table-cell>
            <table:table-cell table:style-name="MainTitle.C9" office:value-type="string">
              <text:p text:style-name="MP5"/>
            </table:table-cell>
            <table:table-cell table:style-name="MainTitle.D9" office:value-type="string">
              <text:p text:style-name="MP5"/>
            </table:table-cell>
            <table:table-cell table:style-name="MainTitle.E9" office:value-type="string">
              <text:p text:style-name="MP5"/>
            </table:table-cell>
            <table:table-cell table:style-name="MainTitle.F9" table:number-columns-spanned="6" office:value-type="string">
              <text:p text:style-name="MP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0">
            <table:table-cell table:style-name="MainTitle.A10" office:value-type="string">
              <text:p text:style-name="MP5"/>
            </table:table-cell>
            <table:table-cell table:style-name="MainTitle.B10" office:value-type="string">
              <text:p text:style-name="MP5"/>
            </table:table-cell>
            <table:table-cell table:style-name="MainTitle.C10" office:value-type="string">
              <text:p text:style-name="MP5"/>
            </table:table-cell>
            <table:table-cell table:style-name="MainTitle.D10" office:value-type="string">
              <text:p text:style-name="MP5"/>
            </table:table-cell>
            <table:table-cell table:style-name="MainTitle.E10" office:value-type="string">
              <text:p text:style-name="MP5"/>
            </table:table-cell>
            <table:table-cell table:style-name="MainTitle.F10" table:number-columns-spanned="6" office:value-type="string">
              <text:p text:style-name="MP5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1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ESKDNext" style:page-layout-name="Mpm10" draw:style-name="Mdp1">
      <style:footer>
        <table:table table:name="Таблица1" table:style-name="Таблица1" table:template-name="Default Style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Автор">Люцко Г.А.</text:variable-get></text:p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ДатаРазработки"/></text:p>
            </table:table-cell>
            <table:table-cell table:style-name="Таблица1.F1" table:number-rows-spanned="4" office:value-type="string">
              <text:p text:style-name="ESKD_20_Title_20_Text_20_Big"><text:variable-get text:name="НомДок">КП22.09.02.07.19.12.0001 ПЗ</text:variable-get></text:p>
            </table:table-cell>
            <table:table-cell table:style-name="Таблица1.B1" table:number-rows-spanned="2" office:value-type="string">
              <text:p text:style-name="ESKD_20_Title_20_Text_20_Center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Проверил">Кякшта М.А.</text:variable-get></text:p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ДатаПроверил"/></text:p>
            </table:table-cell>
            <table:covered-table-cell table:style-name="Таблица1.F2"/>
            <table:covered-table-cell table:style-name="Таблица1.G2"/>
          </table:table-row>
          <table:table-row table:style-name="Таблица1.3">
            <table:covered-table-cell table:style-name="Таблица1.A3"/>
            <table:covered-table-cell table:style-name="Таблица1.B3"/>
            <table:covered-table-cell table:style-name="Таблица1.C3"/>
            <table:covered-table-cell table:style-name="Таблица1.D3"/>
            <table:covered-table-cell table:style-name="Таблица1.E3"/>
            <table:covered-table-cell table:style-name="Таблица1.F3"/>
            <table:table-cell table:style-name="Таблица1.G3" table:number-rows-spanned="2" office:value-type="string">
              <text:p text:style-name="MP6"><text:page-number text:select-page="current">5</text:page-number></text:p>
            </table:table-cell>
          </table:table-row>
          <table:table-row table:style-name="Таблица1.4">
            <table:table-cell table:style-name="Таблица1.A4" office:value-type="string">
              <text:p text:style-name="ESKD_20_Title_20_Text_20_Center">Изм</text:p>
            </table:table-cell>
            <table:table-cell table:style-name="Таблица1.B4" office:value-type="string">
              <text:p text:style-name="ESKD_20_Title_20_Text_20_Center">Лист</text:p>
            </table:table-cell>
            <table:table-cell table:style-name="Таблица1.B4" office:value-type="string">
              <text:p text:style-name="ESKD_20_Title_20_Text_20_Center">№ докум.</text:p>
            </table:table-cell>
            <table:table-cell table:style-name="Таблица1.B4" office:value-type="string">
              <text:p text:style-name="ESKD_20_Title_20_Text_20_Center">Подпись</text:p>
            </table:table-cell>
            <table:table-cell table:style-name="Таблица1.B4" office:value-type="string">
              <text:p text:style-name="ESKD_20_Title_20_Text_20_Center">Дата</text:p>
            </table:table-cell>
            <table:covered-table-cell table:style-name="Таблица1.F4"/>
            <table:covered-table-cell table:style-name="Таблица1.G4"/>
          </table:table-row>
        </table:table>
        <text:p text:style-name="Footer"/>
      </style:footer>
    </style:master-page>
    <style:master-page style:name="Титульник" style:page-layout-name="Mpm11" draw:style-name="Mdp1" style:next-style-name="ESKDFirst">
      <style:footer>
        <text:p text:style-name="MP2">2022 г.</text:p>
      </style:footer>
    </style:master-page>
    <style:master-page style:name="Задание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17:44.386728929</meta:creation-date>
    <meta:editing-duration>PT2H22M22S</meta:editing-duration>
    <meta:editing-cycles>37</meta:editing-cycles>
    <meta:generator>LibreOffice/7.2.6.2$Linux_X86_64 LibreOffice_project/20$Build-2</meta:generator>
    <dc:date>2022-04-20T13:01:19.916477705</dc:date>
    <meta:document-statistic meta:table-count="2" meta:image-count="0" meta:object-count="0" meta:page-count="5" meta:paragraph-count="71" meta:word-count="328" meta:character-count="2476" meta:non-whitespace-character-count="2234"/>
    <meta:template xlink:type="simple" xlink:actuate="onRequest" xlink:title="eskd" xlink:href="../../../../../../../../home/gleb/.config/libreoffice/4/user/template/eskd.ott" meta:date="2022-04-17T14:17:43.649603139"/>
  </office:meta>
</office:document-meta>
</file>